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Tahoma, Helvetica, FreeSans, sans-serif"/>
    <style:font-face style:name="Helvetica Neue" svg:font-family="'Helvetica Neue', Helvetica, Arial, sans-serif"/>
    <style:font-face style:name="Mangal1" svg:font-family="Mangal"/>
    <style:font-face style:name="Open Sans" svg:font-family="'Open Sans', sans-serif"/>
    <style:font-face style:name="OpenSymbol" svg:font-family="OpenSymbol"/>
    <style:font-face style:name="Oswald" svg:font-family="Oswald, sans-serif"/>
    <style:font-face style:name="Verdana" svg:font-family="Verdana"/>
    <style:font-face style:name="arial" svg:font-family="arial, sans-serif"/>
    <style:font-face style:name="georgia" svg:font-family="georgia"/>
    <style:font-face style:name="verdana" svg:font-family="verdana"/>
    <style:font-face style:name="verdana1" svg:font-family="verdana, helvetica, arial, 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1458in" style:rel-column-width="1650*"/>
    </style:style>
    <style:style style:name="Table4.B" style:family="table-column">
      <style:table-column-properties style:column-width="5.7792in" style:rel-column-width="8322*"/>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 style:family="paragraph" style:parent-style-name="Standard" style:list-style-name="L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3" style:family="paragraph" style:parent-style-name="Standard" style:list-style-name="L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 style:family="paragraph" style:parent-style-name="Standard" style:list-style-name="L3">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 style:family="paragraph" style:parent-style-name="Standard" style:list-style-name="L5">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6" style:family="paragraph" style:parent-style-name="Standard" style:list-style-name="L6">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7" style:family="paragraph" style:parent-style-name="Standard" style:list-style-name="L7">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8" style:family="paragraph" style:parent-style-name="Standard" style:list-style-name="L8">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9" style:family="paragraph" style:parent-style-name="Standard" style:list-style-name="L9">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0" style:family="paragraph" style:parent-style-name="Standard" style:list-style-name="L10">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1" style:family="paragraph" style:parent-style-name="Standard" style:list-style-name="L1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2" style:family="paragraph" style:parent-style-name="Standard" style:list-style-name="L1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3" style:family="paragraph" style:parent-style-name="Standard" style:list-style-name="L13">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4" style:family="paragraph" style:parent-style-name="Standard" style:list-style-name="L14">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5" style:family="paragraph" style:parent-style-name="Standard" style:list-style-name="L15">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6" style:family="paragraph" style:parent-style-name="Standard" style:list-style-name="L16">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7" style:family="paragraph" style:parent-style-name="Standard" style:list-style-name="L17">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8" style:family="paragraph" style:parent-style-name="Standard" style:list-style-name="L18">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9" style:family="paragraph" style:parent-style-name="Standard" style:list-style-name="L19">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0" style:family="paragraph" style:parent-style-name="Standard" style:list-style-name="L20">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1" style:family="paragraph" style:parent-style-name="Standard" style:list-style-name="L2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2" style:family="paragraph" style:parent-style-name="Standard" style:list-style-name="L2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3" style:family="paragraph" style:parent-style-name="Standard" style:list-style-name="L23">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4" style:family="paragraph" style:parent-style-name="Standard" style:list-style-name="L24">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5" style:family="paragraph" style:parent-style-name="Standard" style:list-style-name="L26">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6" style:family="paragraph" style:parent-style-name="Standard" style:list-style-name="L27">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7" style:family="paragraph" style:parent-style-name="Standard" style:list-style-name="L28">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8" style:family="paragraph" style:parent-style-name="Standard" style:list-style-name="L29">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9" style:family="paragraph" style:parent-style-name="Standard" style:list-style-name="L3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30" style:family="paragraph" style:parent-style-name="Standard" style:list-style-name="L3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31" style:family="paragraph" style:parent-style-name="Standard">
      <style:text-properties fo:color="#000000" style:font-name="Arial" fo:font-size="10.5pt" fo:font-style="normal" style:text-underline-style="none" fo:font-weight="bold" style:font-size-asian="10.5pt" style:font-style-asian="normal" style:font-weight-asian="bold" style:font-size-complex="10.5pt" style:font-style-complex="normal" style:font-weight-complex="bold"/>
    </style:style>
    <style:style style:name="P32" style:family="paragraph" style:parent-style-name="Standard">
      <style:paragraph-properties fo:text-align="center" style:justify-single-word="false"/>
      <style:text-properties fo:color="#000000" style:font-name="Arial" fo:font-size="10.5pt" fo:font-style="normal" style:text-underline-style="none" fo:font-weight="bold" style:font-size-asian="10.5pt" style:font-style-asian="normal" style:font-weight-asian="bold" style:font-size-complex="10.5pt" style:font-style-complex="normal"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style:font-name-asian="Consolas" style:font-name-complex="Consolas"/>
    </style:style>
    <style:style style:name="T3" style:family="text">
      <style:text-properties fo:font-variant="normal" fo:text-transform="none" fo:letter-spacing="normal" fo:font-weight="bold" style:font-weight-asian="bold" style:font-weight-complex="bold"/>
    </style:style>
    <style:style style:name="T4" style:family="text">
      <style:text-properties fo:font-variant="normal" fo:text-transform="none" fo:letter-spacing="normal" fo:font-weight="bold" style:font-name-asian="Consolas" style:font-weight-asian="bold" style:font-name-complex="Consolas"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 What are programmatic and declarative exception handling?</text:p>
      <text:p text:style-name="P1">Usually there are two ways in which you can catch the exceptions in struts:</text:p>
      <text:p text:style-name="P31"><text:span text:style-name="T1">Programmatic Exception Handling</text:span><text:span text:style-name="T1"> :</text:span></text:p>
      <text:list xml:id="list4260187768886709987" text:style-name="L1">
        <text:list-item>
          <text:p text:style-name="P2">In this approach the exceptions are caught using normal java language try/catch block.</text:p>
        </text:list-item>
        <text:list-item>
          <text:p text:style-name="P2">In this approach the flow of control is also maintained by the programs. </text:p>
        </text:list-item>
        <text:list-item>
          <text:p text:style-name="P2">The main drawback of the approach is the developer has to write the code for the flow of the application.</text:p>
        </text:list-item>
      </text:list>
      <text:p text:style-name="P1"/>
      <text:p text:style-name="P31"><text:span text:style-name="T1">Declarative Exception Handling</text:span><text:span text:style-name="T1"> :</text:span></text:p>
      <text:list xml:id="list5613459650404013048" text:style-name="L2">
        <text:list-item>
          <text:p text:style-name="P3">Declarative Exception Handling is the way of handling Exceptions with the help of xml files so there is no need to write exception-handling code in the application. </text:p>
        </text:list-item>
        <text:list-item>
          <text:p text:style-name="P3">In this approach the exceptions are defined in the struts-config file and in case of the exception occurs the control is automatically passed to the appropriate error page. </text:p>
        </text:list-item>
        <text:list-item>
          <text:p text:style-name="P3">The biggest benefit of Declarative Exception Handling is if there is requirement to change the exception handling mechanism, changes can be made to the xml file, without recompilation of java code.</text:p>
        </text:list-item>
      </text:list>
      <text:p text:style-name="P1"/>
      <text:p text:style-name="P1"/>
      <text:p text:style-name="P31">2. Difference between HQL and Criteria Query in Hibernate</text:p>
      <text:p text:style-name="P31"/>
      <table:table table:name="Table1" table:style-name="Table1">
        <table:table-column table:style-name="Table1.A"/>
        <table:table-column table:style-name="Table1.B"/>
        <table:table-row>
          <table:table-cell table:style-name="Table1.A1" office:value-type="string">
            <text:p text:style-name="P32">HQL</text:p>
          </table:table-cell>
          <table:table-cell table:style-name="Table1.B1" office:value-type="string">
            <text:p text:style-name="P32">Criteria Query </text:p>
          </table:table-cell>
        </table:table-row>
        <table:table-row>
          <table:table-cell table:style-name="Table1.A2" office:value-type="string">
            <text:p text:style-name="P1"><text:span text:style-name="T1">HQL is to perform both </text:span><text:span text:style-name="T1">selec</text:span><text:span text:style-name="T1">t and </text:span><text:span text:style-name="T1">non-select</text:span><text:span text:style-name="T1"> operations on the data</text:span> </text:p>
          </table:table-cell>
          <table:table-cell table:style-name="Table1.B2" office:value-type="string">
            <text:p text:style-name="P1"><text:span text:style-name="T1">Criteria is </text:span><text:span text:style-name="T1">only for selecting the data</text:span><text:span text:style-name="T1">, we cannot perform non-select operations</text:span> </text:p>
          </table:table-cell>
        </table:table-row>
        <table:table-row>
          <table:table-cell table:style-name="Table1.A2" office:value-type="string">
            <text:p text:style-name="P1"><text:span text:style-name="T1">Suitable for executing </text:span><text:span text:style-name="T1">Static Queries</text:span> </text:p>
          </table:table-cell>
          <table:table-cell table:style-name="Table1.B2" office:value-type="string">
            <text:p text:style-name="P1"><text:span text:style-name="T1">Suitable for executing </text:span><text:span text:style-name="T1">Dynamic Queries</text:span> </text:p>
          </table:table-cell>
        </table:table-row>
        <table:table-row>
          <table:table-cell table:style-name="Table1.A2" office:value-type="string">
            <text:p text:style-name="P1"><text:span text:style-name="T1">HQL doesn’t support </text:span><text:span text:style-name="T1">pagination concept</text:span> </text:p>
          </table:table-cell>
          <table:table-cell table:style-name="Table1.B2" office:value-type="string">
            <text:p text:style-name="P1"><text:span text:style-name="T1">we can achieve pagination with Criteria</text:span> </text:p>
          </table:table-cell>
        </table:table-row>
        <table:table-row>
          <table:table-cell table:style-name="Table1.A2" office:value-type="string">
            <text:p text:style-name="P1">HQL is executes faster than Criteria</text:p>
          </table:table-cell>
          <table:table-cell table:style-name="Table1.B2" office:value-type="string">
            <text:p text:style-name="P1">Criteria used to take more time to execute then HQL</text:p>
          </table:table-cell>
        </table:table-row>
      </table:table>
      <text:p text:style-name="P1"/>
      <text:p text:style-name="P1"/>
      <text:p text:style-name="P1"/>
      <text:p text:style-name="P31">3. How to perform pagination using hibernate?</text:p>
      <text:p text:style-name="P1">Pagination can be done using Criteria query.</text:p>
      <text:p text:style-name="P1">There are two methods of the Query interface for pagination.</text:p>
      <text:list xml:id="list5625441905850548657" text:style-name="L3">
        <text:list-item>
          <text:p text:style-name="P4">setFirstResult(int startPosition) </text:p>
        </text:list-item>
        <text:list-item>
          <text:p text:style-name="P4">setMaxResults(int maxResult) </text:p>
        </text:list-item>
      </text:list>
      <text:p text:style-name="P1"/>
      <text:p text:style-name="P1">eg: <text:tab/><text:tab/>Query query = session.createQuery(hql);</text:p>
      <text:p text:style-name="P1"><text:tab/><text:tab/>query.setFirstResult(1);</text:p>
      <text:p text:style-name="P1"><text:tab/><text:tab/>query.setMaxResults(10);</text:p>
      <text:p text:style-name="P1"/>
      <text:p text:style-name="P1"/>
      <text:p text:style-name="P1"/>
      <text:p text:style-name="P31">4. How to convert object from detached to persistent state?</text:p>
      <text:p text:style-name="P1">Detached objects can be attached to session by calling session.update() or session.saveOrUpdate() methods.</text:p>
      <text:p text:style-name="P1"/>
      <text:p text:style-name="P1"/>
      <text:p text:style-name="P1"/>
      <text:p text:style-name="P1"/>
      <text:p text:style-name="P1"/>
      <text:p text:style-name="P1"/>
      <text:p text:style-name="P1"/>
      <text:p text:style-name="P1"/>
      <text:p text:style-name="P1"/>
      <text:p text:style-name="P31"><text:soft-page-break/><text:span text:style-name="T1">5. Difference between Transient and Detached States:</text:span></text:p>
      <text:p text:style-name="P31"><text:span text:style-name="T1"/></text:p>
      <table:table table:name="Table2" table:style-name="Table2">
        <table:table-column table:style-name="Table2.A" table:number-columns-repeated="2"/>
        <table:table-row>
          <table:table-cell table:style-name="Table2.A1" office:value-type="string">
            <text:p text:style-name="P32">Transient objects</text:p>
          </table:table-cell>
          <table:table-cell table:style-name="Table2.B1" office:value-type="string">
            <text:p text:style-name="P32">Detached objects</text:p>
          </table:table-cell>
        </table:table-row>
        <table:table-row>
          <table:table-cell table:style-name="Table2.A2" office:value-type="string">
            <text:p text:style-name="P1">Transient objects do not have association with the databases and session objects.</text:p>
          </table:table-cell>
          <table:table-cell table:style-name="Table2.B2" office:value-type="string">
            <text:p text:style-name="P1">The detached object have corresponding entries in the database.</text:p>
          </table:table-cell>
        </table:table-row>
        <table:table-row>
          <table:table-cell table:style-name="Table2.A2" office:value-type="string">
            <text:p text:style-name="P1">They are simple objects and not persisted to the database.</text:p>
          </table:table-cell>
          <table:table-cell table:style-name="Table2.B2" office:value-type="string">
            <text:p text:style-name="P1">These are persistent and not connected to the Session object.</text:p>
          </table:table-cell>
        </table:table-row>
        <table:table-row>
          <table:table-cell table:style-name="Table2.A2" office:value-type="string">
            <text:p text:style-name="P1">Once the last reference is lost, that means the object itself is lost and garbage collected. <text:s/>The commits and rollbacks will have no effects on these objects.</text:p>
          </table:table-cell>
          <table:table-cell table:style-name="Table2.B2" office:value-type="string">
            <text:p text:style-name="P1">These objects have the synchronized data with the database when the session was closed and </text:p>
          </table:table-cell>
        </table:table-row>
        <table:table-row>
          <table:table-cell table:style-name="Table2.A2" office:value-type="string">
            <text:p text:style-name="P1">They can become into persistent objects through the save method calls of Session object.</text:p>
          </table:table-cell>
          <table:table-cell table:style-name="Table2.B2" office:value-type="string">
            <text:p text:style-name="P1">The detached object can be reattached after certain time to session in order to become persistent again.</text:p>
          </table:table-cell>
        </table:table-row>
      </table:table>
      <text:p text:style-name="P1"><text:span text:style-name="T1"/></text:p>
      <text:p text:style-name="P1"><text:span text:style-name="T1"/></text:p>
      <text:p text:style-name="P31"><text:span text:style-name="T1">6. Difference between load() and get()</text:span></text:p>
      <text:p text:style-name="P31"><text:span text:style-name="T1"/></text:p>
      <table:table table:name="Table3" table:style-name="Table3">
        <table:table-column table:style-name="Table3.A" table:number-columns-repeated="2"/>
        <table:table-row>
          <table:table-cell table:style-name="Table3.A1" office:value-type="string">
            <text:p text:style-name="P32">load()</text:p>
          </table:table-cell>
          <table:table-cell table:style-name="Table3.B1" office:value-type="string">
            <text:p text:style-name="P32">get()</text:p>
          </table:table-cell>
        </table:table-row>
        <table:table-row>
          <table:table-cell table:style-name="Table3.A2" office:value-type="string">
            <text:p text:style-name="P1"><text:span text:style-name="T1">When you call session.load() method, it will always return a “</text:span><text:span text:style-name="T1">proxy</text:span><text:span text:style-name="T1">” </text:span><text:span text:style-name="T1">object.</text:span></text:p>
          </table:table-cell>
          <table:table-cell table:style-name="Table3.B2" office:value-type="string">
            <text:p text:style-name="P1"><text:span text:style-name="T1">When you call session.get() method, it will hit the </text:span><text:span text:style-name="T1">database</text:span><text:span text:style-name="T1"> immediately and returns the original object</text:span> </text:p>
          </table:table-cell>
        </table:table-row>
        <table:table-row>
          <table:table-cell table:style-name="Table3.A2" office:value-type="string">
            <text:p text:style-name="P1">session.load(Student.class,new Integer(107)) will create a Student object in memory and will save the stdId as 107. Only while trying to fetch other properties such as stdName the actually query hit takes place.</text:p>
          </table:table-cell>
          <table:table-cell table:style-name="Table3.B2" office:value-type="string">
            <text:p text:style-name="P1">session.get(Student.class,new Integer(107)) will immediately fetch the whole Student object from the dB corresponding to stdId 107</text:p>
          </table:table-cell>
        </table:table-row>
        <table:table-row>
          <table:table-cell table:style-name="Table3.A2" office:value-type="string">
            <text:p text:style-name="P1">If object [row] is not found in the database it will throw ObjectNotFoundException</text:p>
          </table:table-cell>
          <table:table-cell table:style-name="Table3.B2" office:value-type="string">
            <text:p text:style-name="P1">If the row is not available in the database, it returns null</text:p>
          </table:table-cell>
        </table:table-row>
        <table:table-row>
          <table:table-cell table:style-name="Table3.A2" office:value-type="string">
            <text:p text:style-name="P1"><text:span text:style-name="T1">It should be used if </text:span><text:span text:style-name="T1">you are sure </text:span><text:span text:style-name="T1">that instance exists.</text:span> </text:p>
          </table:table-cell>
          <table:table-cell table:style-name="Table3.B2" office:value-type="string">
            <text:p text:style-name="P1"><text:span text:style-name="T1">It should be used if </text:span><text:span text:style-name="T1">you are not sure </text:span><text:span text:style-name="T1">about the existence of instance.</text:span> </text:p>
          </table:table-cell>
        </table:table-row>
      </table:table>
      <text:p text:style-name="P1"><text:span text:style-name="T1"/></text:p>
      <text:p text:style-name="P31"><text:span text:style-name="T1">7. Difference between save() and persist()</text:span></text:p>
      <text:list xml:id="list8808396402618543414" text:style-name="L5">
        <text:list-item>
          <text:p text:style-name="P5"><text:span text:style-name="T1">Actually the difference between hibernate save() and persist() methods is depends on generator class we are using.</text:span></text:p>
        </text:list-item>
        <text:list-item>
          <text:p text:style-name="P5"><text:span text:style-name="T1">If our generator class is assigned, then there is no difference between save() and persist() methods.</text:span></text:p>
        </text:list-item>
        <text:list-item>
          <text:p text:style-name="P5"><text:span text:style-name="T1">If we use other than assigned generator, and if call save() method it returns the primary key id value which is generated by hibernate whereas persist() will never give any value back</text:span></text:p>
        </text:list-item>
      </text:list>
      <text:p text:style-name="P1"><text:span text:style-name="T1"/></text:p>
      <text:p text:style-name="P31"><text:span text:style-name="T1">8. How to make a immutable class in hibernate?</text:span></text:p>
      <text:list xml:id="list4927521089093027813" text:style-name="L6">
        <text:list-item>
          <text:p text:style-name="P6"><text:span text:style-name="T1">If you mark a class as mutable="false", class will be treated as an immutable class. </text:span></text:p>
        </text:list-item>
        <text:list-item>
          <text:p text:style-name="P6"><text:span text:style-name="T1">By default, it is mutable="true".</text:span></text:p>
        </text:list-item>
      </text:list>
      <text:p text:style-name="P1"><text:span text:style-name="T1"/></text:p>
      <text:p text:style-name="P31"><text:span text:style-name="T1">9. What is automatic dirty checking in hibernate?</text:span></text:p>
      <text:list xml:id="list6567951459572875093" text:style-name="L19">
        <text:list-item>
          <text:p text:style-name="P19"><text:span text:style-name="T1">The automatic dirty checking feature of hibernate, calls update statement automatically on the objects that are modified in a transaction.</text:span></text:p>
        </text:list-item>
        <text:list-item>
          <text:p text:style-name="P19"><text:span text:style-name="T1">It uses version number to check for dirty records (ie) it checks whether the version number hasn't changed between the time the version number was generated and before writing to dB.</text:span></text:p>
        </text:list-item>
        <text:list-item>
          <text:p text:style-name="P19"><text:span text:style-name="T1">For legacy tables it checks for the time-stamp.</text:span></text:p>
        </text:list-item>
      </text:list>
      <text:p text:style-name="P1"><text:span text:style-name="T1"/></text:p>
      <text:p text:style-name="P1"><text:span text:style-name="T1"/></text:p>
      <text:p text:style-name="P31"><text:soft-page-break/><text:span text:style-name="T1">10. What is lazy loading in hibernate?</text:span></text:p>
      <text:list xml:id="list5944034098364704917" text:style-name="L15">
        <text:list-item>
          <text:p text:style-name="P15"><text:span text:style-name="T1">Hibernate uses proxy object to support lazy loading.</text:span></text:p>
        </text:list-item>
      </text:list>
      <text:list xml:id="list1141081551175245928" text:style-name="L7">
        <text:list-item>
          <text:p text:style-name="P7"><text:span text:style-name="T1">Lazy loading in hibernate loads the child objects on demand.</text:span></text:p>
        </text:list-item>
        <text:list-item>
          <text:p text:style-name="P7"><text:span text:style-name="T1">Basically when you load data from tables, hibernate doesn’t load all the mapped objects. As soon as you reference a child or lookup object via getter methods, if the linked entity is not in the session cache, then the proxy code will go to the database and load the linked object</text:span><text:span text:style-name="T1"> </text:span></text:p>
        </text:list-item>
        <text:list-item>
          <text:p text:style-name="P7"><text:span text:style-name="T1">Since Hibernate 3, lazy loading is enabled by default.</text:span></text:p>
        </text:list-item>
      </text:list>
      <text:p text:style-name="P1"><text:span text:style-name="T1"/></text:p>
      <text:p text:style-name="P31"><text:span text:style-name="T1">11. What are the advantages of Hibernate over JDBC?</text:span></text:p>
      <text:list xml:id="list692954299944925058" text:style-name="L8">
        <text:list-item>
          <text:p text:style-name="P8"><text:span text:style-name="T1">Hibernate removes a lot of boiler-plate code.</text:span></text:p>
        </text:list-item>
        <text:list-item>
          <text:p text:style-name="P8"><text:span text:style-name="T1">Hibernate supports inheritance, associations and collections. </text:span></text:p>
        </text:list-item>
        <text:list-item>
          <text:p text:style-name="P8"><text:span text:style-name="T1">Hibernate implicitly provides transaction management.</text:span></text:p>
        </text:list-item>
        <text:list-item>
          <text:p text:style-name="P8"><text:span text:style-name="T1">JDBC API throws SQLException that is a checked exception. Hibernate wraps JDBC exceptions and throw JDBCException or HibernateException un-checked exception.</text:span></text:p>
        </text:list-item>
        <text:list-item>
          <text:p text:style-name="P8"><text:span text:style-name="T1">Hibernate Query Language (HQL) is more object oriented and close to java programming language.</text:span></text:p>
        </text:list-item>
        <text:list-item>
          <text:p text:style-name="P8"><text:span text:style-name="T1">Hibernate supports caching that is better for performance.</text:span></text:p>
        </text:list-item>
      </text:list>
      <text:p text:style-name="P1"><text:span text:style-name="T1"/></text:p>
      <text:p text:style-name="P31"><text:span text:style-name="T1">12. What is hibernate configuration file and mapping file?</text:span></text:p>
      <text:list xml:id="list6840509286545058936" text:style-name="L9">
        <text:list-item>
          <text:p text:style-name="P9"><text:span text:style-name="T1">Hibernate configuration file contains database specific configurations and used to initialize SessionFactory.</text:span></text:p>
        </text:list-item>
        <text:list-item>
          <text:p text:style-name="P9"><text:span text:style-name="T1">Hibernate mapping file is used to define the entity bean fields and database table column mappings.</text:span></text:p>
        </text:list-item>
      </text:list>
      <text:p text:style-name="P1"><text:span text:style-name="T1"/></text:p>
      <text:p text:style-name="P31"><text:span text:style-name="T1">13. What is difference between openSession and getCurrentSession?</text:span></text:p>
      <text:list xml:id="list3403150751880862222" text:style-name="L10">
        <text:list-item>
          <text:p text:style-name="P10"><text:span text:style-name="T1">Hibernate SessionFactory getCurrentSession() method returns the session bound to the context. Since this session object belongs to the hibernate context, we don’t need to close it. Once the session factory is closed, this session object gets closed.</text:span></text:p>
        </text:list-item>
        <text:list-item>
          <text:p text:style-name="P10"><text:span text:style-name="T1">Hibernate SessionFactory openSession() method always opens a new session. We should close this session object once we are done with all the database operations. We should open a new session for each request in multi-threaded environment.</text:span></text:p>
        </text:list-item>
      </text:list>
      <text:p text:style-name="P1"><text:span text:style-name="T1"/></text:p>
      <text:p text:style-name="P31"><text:span text:style-name="T1">14. What will happen if we don’t have no-args constructor in Entity bean?</text:span></text:p>
      <text:list xml:id="list5345710218627766285" text:style-name="L11">
        <text:list-item>
          <text:p text:style-name="P11"><text:span text:style-name="T1">Hibernate uses Reflection API to create instance of Entity beans, usually when you call get() or load() methods. </text:span></text:p>
        </text:list-item>
        <text:list-item>
          <text:p text:style-name="P11"><text:span text:style-name="T1">The method Class.newInstance() is used for this and it requires no-args constructor. </text:span></text:p>
        </text:list-item>
        <text:list-item>
          <text:p text:style-name="P11"><text:span text:style-name="T1">If you won’t have no-args constructor in entity beans, hibernate will fail to instantiate it and you will get HibernateException.</text:span></text:p>
        </text:list-item>
      </text:list>
      <text:p text:style-name="P1"><text:span text:style-name="T1"/></text:p>
      <text:p text:style-name="P31"><text:span text:style-name="T1">15. What are the collection types in Hibernate?</text:span></text:p>
      <text:p text:style-name="P1"><text:span text:style-name="T1">There are five collection types in hibernate used for one-to-many relationship mappings.</text:span></text:p>
      <text:list xml:id="list4952460368467190895" text:style-name="L12">
        <text:list-item>
          <text:p text:style-name="P12"><text:span text:style-name="T1">Bag</text:span></text:p>
        </text:list-item>
        <text:list-item>
          <text:p text:style-name="P12"><text:span text:style-name="T1">Set</text:span></text:p>
        </text:list-item>
        <text:list-item>
          <text:p text:style-name="P12"><text:span text:style-name="T1">List</text:span></text:p>
        </text:list-item>
        <text:list-item>
          <text:p text:style-name="P12"><text:span text:style-name="T1">Array</text:span></text:p>
        </text:list-item>
        <text:list-item>
          <text:p text:style-name="P12"><text:span text:style-name="T1">Map</text:span></text:p>
        </text:list-item>
      </text:list>
      <text:p text:style-name="P1"><text:span text:style-name="T1"/></text:p>
      <text:p text:style-name="P31"><text:span text:style-name="T1">16. Why we should not make Entity Class final?</text:span></text:p>
      <text:list xml:id="list1547009290785142209" text:style-name="L13">
        <text:list-item>
          <text:p text:style-name="P13"><text:span text:style-name="T1">Hibernate use proxy classes for lazy loading of data, only when it’s needed. </text:span></text:p>
        </text:list-item>
        <text:list-item>
          <text:p text:style-name="P13"><text:span text:style-name="T1">This is done by extending the entity bean, if the entity bean will be final then lazy loading will not be possible.</text:span></text:p>
        </text:list-item>
      </text:list>
      <text:p text:style-name="P1"><text:span text:style-name="T1"/></text:p>
      <text:p text:style-name="P1"><text:span text:style-name="T1"/></text:p>
      <text:p text:style-name="P1"><text:span text:style-name="T1"/></text:p>
      <text:p text:style-name="P31"><text:soft-page-break/><text:span text:style-name="T1">17. What is Named SQL Query?</text:span></text:p>
      <text:list xml:id="list3448737728548955813" text:style-name="L14">
        <text:list-item>
          <text:p text:style-name="P14"><text:span text:style-name="T1">Hibernate provides Named Query that we can define at a central location and use them anywhere in the code. We can created named queries for both HQL and Native SQL.</text:span></text:p>
        </text:list-item>
        <text:list-item>
          <text:p text:style-name="P14"><text:span text:style-name="T1">Hibernate Named Queries can be defined in Hibernate mapping files or through the use of JPA annotations @NamedQuery and @NamedNativeQuery.</text:span></text:p>
        </text:list-item>
      </text:list>
      <text:p text:style-name="P1"><text:span text:style-name="T1"/></text:p>
      <text:p text:style-name="P31"><text:span text:style-name="T1">18. Which design patterns are used in Hibernate framework?</text:span></text:p>
      <text:p text:style-name="P1"><text:span text:style-name="T1">Some of the design patterns used in Hibernate Framework are:</text:span></text:p>
      <text:list xml:id="list2237286303599157060" text:style-name="L16">
        <text:list-item>
          <text:p text:style-name="P16"><text:span text:style-name="T3">Domain Model Pattern </text:span><text:span text:style-name="T1">– An object model of the domain that incorporates both behavior and data.</text:span></text:p>
        </text:list-item>
        <text:list-item>
          <text:p text:style-name="P16"><text:span text:style-name="T3">Data Mapper </text:span><text:span text:style-name="T1">– A layer of Mappers that moves data between objects and a database while keeping them independent of each other and the mapper itself.</text:span></text:p>
        </text:list-item>
        <text:list-item>
          <text:p text:style-name="P16"><text:span text:style-name="T3">Proxy Pattern</text:span><text:span text:style-name="T1"> for lazy loading</text:span></text:p>
        </text:list-item>
        <text:list-item>
          <text:p text:style-name="P16"><text:span text:style-name="T3">Factory pattern </text:span><text:span text:style-name="T1">in SessionFactory</text:span></text:p>
        </text:list-item>
      </text:list>
      <text:p text:style-name="P1"><text:span text:style-name="T1"/></text:p>
      <text:p text:style-name="P31"><text:span text:style-name="T1">19. What is the general flow of Hibernate communication with RDBMS?</text:span></text:p>
      <text:p text:style-name="P1"><text:span text:style-name="T1">The general flow of Hibernate communication with RDBMS is :</text:span></text:p>
      <text:list xml:id="list1851259540235712915" text:style-name="L17">
        <text:list-item>
          <text:p text:style-name="P17"><text:span text:style-name="T1">Load the Hibernate configuration file and create configuration object. It will automatically load all hbm mapping files</text:span></text:p>
        </text:list-item>
        <text:list-item>
          <text:p text:style-name="P17"><text:span text:style-name="T1">Create session factory from configuration object</text:span></text:p>
        </text:list-item>
        <text:list-item>
          <text:p text:style-name="P17"><text:span text:style-name="T1">Get one session from this session factory</text:span></text:p>
        </text:list-item>
        <text:list-item>
          <text:p text:style-name="P17"><text:span text:style-name="T1">Create HQL Query</text:span></text:p>
        </text:list-item>
        <text:list-item>
          <text:p text:style-name="P17"><text:span text:style-name="T1">Execute query to get list containing Java objects</text:span></text:p>
        </text:list-item>
      </text:list>
      <text:p text:style-name="P1"><text:span text:style-name="T1"/></text:p>
      <text:p text:style-name="P31"><text:span text:style-name="T1">20. How do you switch between databases without code changes?</text:span></text:p>
      <text:p text:style-name="P1"><text:span text:style-name="T1">Using Hibernate SQL Dialects , we can switch databases. Hibernate will generate appropriate hql queries based on the dialect defined.</text:span></text:p>
      <text:p text:style-name="P1"><text:span text:style-name="T1"/></text:p>
      <text:p text:style-name="P31"><text:span text:style-name="T1">21. What is optimistic locking in hibernate?</text:span></text:p>
      <text:list xml:id="list707533957627891206" text:style-name="L18">
        <text:list-item>
          <text:p text:style-name="P18"><text:span text:style-name="T1">It is a strategy where you read a record, make a note of the version numbers and before writing the record into dB it checks whether the version number has been changed.</text:span></text:p>
        </text:list-item>
        <text:list-item>
          <text:p text:style-name="P18"><text:span text:style-name="T1">This is useful in finding the dirty records.</text:span></text:p>
        </text:list-item>
      </text:list>
      <text:p text:style-name="P1"><text:span text:style-name="T1"/></text:p>
      <text:p text:style-name="P31"><text:span text:style-name="T1">22. How to define whether struts and spring have to do a particular job in web application?</text:span></text:p>
      <text:list xml:id="list2547306285748129775" text:style-name="L20">
        <text:list-item>
          <text:p text:style-name="P20"><text:span text:style-name="T1">This starts from registering ContextLoaderListener and StrutsPrepareAndExecuteFilter in web.xml.</text:span></text:p>
        </text:list-item>
        <text:list-item>
          <text:p text:style-name="P20"><text:span text:style-name="T1">ContextLoaderListener takes init parameter 'contextConfigLocation' and is responsible for setup and start Spring WebApplicationContext. </text:span></text:p>
        </text:list-item>
        <text:list-item>
          <text:p text:style-name="P20"><text:span text:style-name="T1">Now struts will take advantage of this context in spring related services specially in dependency injection.</text:span></text:p>
        </text:list-item>
        <text:list-item>
          <text:p text:style-name="P20"><text:span text:style-name="T1">StrutsPrepareAndExecuteFilter look up struts.xml file in classpath and configure strut’s specific things like Action <text:s/>mappings, global forwards and other things defined in struts.xml file.</text:span></text:p>
        </text:list-item>
      </text:list>
      <text:p text:style-name="P1"><text:span text:style-name="T1"/></text:p>
      <text:p text:style-name="P31"><text:span text:style-name="T1">23. How are the requests sent from client served?</text:span></text:p>
      <text:list xml:id="list4079313169946292003" text:style-name="L21">
        <text:list-item>
          <text:p text:style-name="P21"><text:span text:style-name="T1">When a client makes a request for a JSP or a Servlet, the request initially goes to the Web server. </text:span></text:p>
        </text:list-item>
        <text:list-item>
          <text:p text:style-name="P21"><text:span text:style-name="T1">The Web server reads the special XML file the application server provides, and realizes that the request that came in should be sent to the appropriate servlet specified for processing.</text:span></text:p>
        </text:list-item>
        <text:list-item>
          <text:p text:style-name="P21"><text:span text:style-name="T1">The servlet then servers the incoming request and provides the response which is then sent back to the web server for the client.</text:span></text:p>
        </text:list-item>
      </text:list>
      <text:p text:style-name="P1"><text:span text:style-name="T1"/></text:p>
      <text:p text:style-name="P31"><text:span text:style-name="T1">24. How do we know that particular request comes from which client?</text:span></text:p>
      <text:p text:style-name="P1"><text:span text:style-name="T1">The following are the keys to identify the client.</text:span></text:p>
      <text:list xml:id="list6059716170154989142" text:style-name="L22">
        <text:list-item>
          <text:p text:style-name="P22"><text:span text:style-name="T1">Cookies</text:span></text:p>
        </text:list-item>
        <text:list-item>
          <text:p text:style-name="P22"><text:span text:style-name="T1">IP address</text:span></text:p>
        </text:list-item>
        <text:list-item>
          <text:p text:style-name="P22"><text:span text:style-name="T1">Browser fingerprinting (</text:span><text:span text:style-name="T1">Use all browser data passed to the server</text:span><text:span text:style-name="T1">)</text:span></text:p>
        </text:list-item>
      </text:list>
      <text:p text:style-name="P1"><text:span text:style-name="T1"/></text:p>
      <text:p text:style-name="P31"><text:soft-page-break/><text:span text:style-name="T1">25. What is spring IoC?</text:span></text:p>
      <text:list xml:id="list5176039115111112171" text:style-name="L23">
        <text:list-item>
          <text:p text:style-name="P23"><text:span text:style-name="T1">IoC – Inversion of Control is a container that supports dependency injection.</text:span></text:p>
        </text:list-item>
        <text:list-item>
          <text:p text:style-name="P23"><text:span text:style-name="T1">IoC pattern states that need not create your objects rather just describe how the objects should be created in runtime (via configuration file or annotation)</text:span></text:p>
        </text:list-item>
      </text:list>
      <text:p text:style-name="P1"><text:span text:style-name="T1"/></text:p>
      <text:p text:style-name="P31"><text:span text:style-name="T1">26. What is DI?</text:span></text:p>
      <text:list xml:id="list785347742783234977" text:style-name="L24">
        <text:list-item>
          <text:p text:style-name="P24"><text:span text:style-name="T1">DI – Dependency Injection is a pattern of injecting a class's dependencies into it at runtime.</text:span></text:p>
        </text:list-item>
        <text:list-item>
          <text:p text:style-name="P24"><text:span text:style-name="T1">This is achieved by the use of interfaces.</text:span></text:p>
        </text:list-item>
      </text:list>
      <text:p text:style-name="P1"><text:span text:style-name="T1"/></text:p>
      <text:p text:style-name="P31"><text:span text:style-name="T1">27. What is spring MVC?</text:span></text:p>
      <text:p text:style-name="P1"><text:tab/>The Spring Web model-view-controller (MVC) framework is designed around a DispatcherServlet that dispatches requests to handlers, with configurable handler mappings, view resolution, locale, time zone and theme resolution as well as support for uploading files.</text:p>
      <text:p text:style-name="P1"><text:span text:style-name="T1"/></text:p>
      <text:p text:style-name="P31"><text:span text:style-name="T1">28. Spring AOP</text:span></text:p>
      <text:list xml:id="list6081948582528944131" text:style-name="L26">
        <text:list-item>
          <text:p text:style-name="P25"><text:span text:style-name="T1">AOP – Aspect Oriented Programming enables cohesive development by separating application’s business logic from the system services.</text:span></text:p>
        </text:list-item>
        <text:list-item>
          <text:p text:style-name="P25"><text:span text:style-name="T1">Some of the system services are transacting, error logging, security, etc. <text:s/></text:span></text:p>
        </text:list-item>
        <text:list-item>
          <text:p text:style-name="P25"><text:span text:style-name="T1">It is plug-able, easy to maintain and provides modularity.</text:span></text:p>
        </text:list-item>
      </text:list>
      <text:p text:style-name="P1"><text:span text:style-name="T1"/></text:p>
      <text:p text:style-name="P31"><text:span text:style-name="T1">29. What is hibernate dialect?</text:span></text:p>
      <text:list xml:id="list926120214584395295" text:style-name="L27">
        <text:list-item>
          <text:p text:style-name="P26"><text:span text:style-name="T1">Hibernate, as we know, is database independent.</text:span></text:p>
        </text:list-item>
        <text:list-item>
          <text:p text:style-name="P26"><text:span text:style-name="T1">However, databases have proprietary extensions/native SQL variations, and set of SQL standard implementations. </text:span></text:p>
        </text:list-item>
        <text:list-item>
          <text:p text:style-name="P26"><text:span text:style-name="T1">Hibernate uses "dialect" configuration to know which database you are using so that it can switch to the database specific SQL generator code wherever necessary.</text:span><text:span text:style-name="T1"> </text:span></text:p>
        </text:list-item>
      </text:list>
      <text:p text:style-name="P1"><text:span text:style-name="T1"/></text:p>
      <text:p text:style-name="P31"><text:span text:style-name="T1">30. What are the scope of a bean?</text:span></text:p>
      <table:table table:name="Table4" table:style-name="Table4">
        <table:table-column table:style-name="Table4.A"/>
        <table:table-column table:style-name="Table4.B"/>
        <table:table-row>
          <table:table-cell table:style-name="Table4.A1" office:value-type="string">
            <text:p text:style-name="P31">Scope</text:p>
          </table:table-cell>
          <table:table-cell table:style-name="Table4.B1" office:value-type="string">
            <text:p text:style-name="P31">Description</text:p>
          </table:table-cell>
        </table:table-row>
        <table:table-row>
          <table:table-cell table:style-name="Table4.A2" office:value-type="string">
            <text:p text:style-name="P1">singleton</text:p>
          </table:table-cell>
          <table:table-cell table:style-name="Table4.B2" office:value-type="string">
            <text:p text:style-name="P1">This scopes the bean definition to a single instance per Spring IoC container (default).</text:p>
          </table:table-cell>
        </table:table-row>
        <table:table-row>
          <table:table-cell table:style-name="Table4.A2" office:value-type="string">
            <text:p text:style-name="P1">prototype</text:p>
          </table:table-cell>
          <table:table-cell table:style-name="Table4.B2" office:value-type="string">
            <text:p text:style-name="P1">This scopes a single bean definition to have any number of object instances.</text:p>
          </table:table-cell>
        </table:table-row>
        <table:table-row>
          <table:table-cell table:style-name="Table4.A2" office:value-type="string">
            <text:p text:style-name="P1">request</text:p>
          </table:table-cell>
          <table:table-cell table:style-name="Table4.B2" office:value-type="string">
            <text:p text:style-name="P1">This scopes a bean definition to an HTTP request. Only valid in the context of a web-aware Spring ApplicationContext.</text:p>
          </table:table-cell>
        </table:table-row>
        <table:table-row>
          <table:table-cell table:style-name="Table4.A2" office:value-type="string">
            <text:p text:style-name="P1">session</text:p>
          </table:table-cell>
          <table:table-cell table:style-name="Table4.B2" office:value-type="string">
            <text:p text:style-name="P1">This scopes a bean definition to an HTTP session. Only valid in the context of a web-aware Spring ApplicationContext.</text:p>
          </table:table-cell>
        </table:table-row>
        <table:table-row>
          <table:table-cell table:style-name="Table4.A2" office:value-type="string">
            <text:p text:style-name="P1">global-session<text:tab/></text:p>
          </table:table-cell>
          <table:table-cell table:style-name="Table4.B2" office:value-type="string">
            <text:p text:style-name="P1">This scopes a bean definition to a global HTTP session. Only valid in the context of a web-aware Spring ApplicationContext.</text:p>
          </table:table-cell>
        </table:table-row>
      </table:table>
      <text:p text:style-name="P1"><text:span text:style-name="T1"/></text:p>
      <text:p text:style-name="P31"><text:span text:style-name="T1">31. What is default scope of a bean?</text:span></text:p>
      <text:p text:style-name="P1"><text:span text:style-name="T1">The default scope of a bean is singleton. This scopes the bean definition to a single instance per Spring IoC container.</text:span></text:p>
      <text:p text:style-name="P1"><text:span text:style-name="T1"/></text:p>
      <text:p text:style-name="P31"><text:span text:style-name="T1">3</text:span><text:span text:style-name="T1">2. How to inject property file in spring container?</text:span></text:p>
      <text:p text:style-name="P1"><text:span text:style-name="T1">Using the </text:span><text:span text:style-name="T2">PropertyPlaceholderConfigurer</text:span><text:span text:style-name="T2"> class.</text:span></text:p>
      <text:p text:style-name="P1"><text:span text:style-name="T2">Eg: <text:tab/><text:tab/>&lt;bean</text:span></text:p>
      <text:p text:style-name="P1"><text:span text:style-name="T2"><text:tab/><text:tab/><text:tab/>class="org.springframework.beans.factory.config.PropertyPlaceholderConfigurer"&gt;</text:span></text:p>
      <text:p text:style-name="P1"><text:span text:style-name="T2"><text:tab/><text:tab/><text:tab/><text:tab/>&lt;property name="locations"&gt;</text:span></text:p>
      <text:p text:style-name="P1"><text:span text:style-name="T2"><text:tab/><text:tab/><text:tab/><text:tab/><text:tab/>&lt;list&gt;</text:span></text:p>
      <text:p text:style-name="P1"><text:span text:style-name="T2"><text:tab/><text:tab/><text:tab/><text:tab/><text:tab/><text:tab/>&lt;value&gt;/WEB-INF/resource/database.properties&lt;/value&gt;</text:span></text:p>
      <text:p text:style-name="P1"><text:span text:style-name="T2"><text:tab/><text:tab/><text:tab/><text:tab/><text:tab/><text:tab/>&lt;value&gt;/WEB-INF/resource/xmlEditor.properties&lt;/value&gt;</text:span></text:p>
      <text:p text:style-name="P1"><text:span text:style-name="T2"><text:tab/><text:tab/><text:tab/><text:tab/><text:tab/>&lt;/list&gt;</text:span></text:p>
      <text:p text:style-name="P1"><text:span text:style-name="T2"><text:tab/><text:tab/><text:tab/>&lt;/property&gt;&lt;/bean&gt;</text:span></text:p>
      <text:p text:style-name="P31"><text:soft-page-break/><text:span text:style-name="T2">33. How to do some operations before initialization of a bean in application context?</text:span></text:p>
      <text:p text:style-name="P1"><text:span text:style-name="T2">Spring framework provide different ways through which we can provide post-initialization and pre-destroy methods in a spring bean.</text:span><text:span text:style-name="T2"> </text:span></text:p>
      <text:list xml:id="list3718200080491859018" text:style-name="L28">
        <text:list-item>
          <text:p text:style-name="P27"><text:span text:style-name="T4">By implementing InitializingBean and DisposableBean interfaces</text:span><text:span text:style-name="T2"> - InitializingBean interface provide implementation of afterPropertiesSet() method for post-initialization and <text:s/>DisposableBean interface provide implementation of destroy() method for pre-destroy.</text:span></text:p>
        </text:list-item>
        <text:list-item>
          <text:p text:style-name="P27"><text:span text:style-name="T4">Providing init-method and destroy-method attribute</text:span><text:span text:style-name="T2"> values for the bean in the spring bean configuration file. This is the recommended approach because of no direct dependency to spring framework and we can create our own methods.</text:span></text:p>
        </text:list-item>
      </text:list>
      <text:p text:style-name="P1">Note that both post-init and pre-destroy methods should have no arguments but they can throw Exceptions.</text:p>
      <text:p text:style-name="P1">Useful scenario: <text:span text:style-name="T1">Sometimes we want to initialize resources in the bean classes, for example creating database connections or validating third party services at the time of initialization before any client request.</text:span> </text:p>
      <text:p text:style-name="P1"/>
      <text:p text:style-name="P31">34. How validation is done in struts2?</text:p>
      <text:p text:style-name="P1">There are three ways to perform validation in struts 2:</text:p>
      <text:list xml:id="list1424146769985391608" text:style-name="L29">
        <text:list-item>
          <text:p text:style-name="P28">By Custom Validation Here, we must implement the Validateable interface (or extend ActionSupport class) and provide the implementation of validate method.</text:p>
        </text:list-item>
        <text:list-item>
          <text:p text:style-name="P28">By Input Validation (built-in validators) Struts 2 provides a lot of predefined validators that can be used in struts 2 application to perform validation. (eg: requiredstring, stringlength, email, url and regex)</text:p>
        </text:list-item>
        <text:list-item>
          <text:p text:style-name="P28">By Ajax Validation (built-in validators with ajax) If we don't want to refresh the page, we can use jsonValidation interceptor to perform validation with ajax.</text:p>
        </text:list-item>
      </text:list>
      <text:p text:style-name="P1"/>
      <text:p text:style-name="P31">35. <text:s/>How global exceptions are handled in struts2?</text:p>
      <text:list xml:id="list1751213358397251512" text:style-name="L31">
        <text:list-item>
          <text:p text:style-name="P29">Can specify in the struts.xml how the framework should handle uncaught exceptions. The handling logic can apply to all actions (global exception handling) or to a specific action. </text:p>
        </text:list-item>
        <text:list-item>
          <text:p text:style-name="P29">To enable global exception handling you need to add two nodes to struts.xml: global-exception-mapping and global-results. </text:p>
        </text:list-item>
      </text:list>
      <text:p text:style-name="P1"/>
      <text:p text:style-name="P1">Eg:<text:tab/><text:tab/><text:tab/>&lt;global-results&gt;</text:p>
      <text:p text:style-name="P1"><text:tab/><text:tab/><text:tab/><text:tab/> &lt;result name="securityerror"&gt;/securityerror.jsp&lt;/result&gt;</text:p>
      <text:p text:style-name="P1"><text:tab/><text:tab/><text:tab/> &lt;result name="error"&gt;/error.jsp&lt;/result&gt;</text:p>
      <text:p text:style-name="P1"><text:tab/><text:tab/><text:tab/>&lt;/global-results&gt;</text:p>
      <text:p text:style-name="P1"><text:tab/><text:tab/><text:tab/> </text:p>
      <text:p text:style-name="P1"><text:tab/><text:tab/><text:tab/>&lt;global-exception-mappings&gt;</text:p>
      <text:p text:style-name="P1"><text:tab/><text:tab/><text:tab/> &lt;exception-mapping <text:tab/><text:tab/><text:tab/> <text:tab/>exception="org.apache.struts.register.exceptions.SecurityBreachException" </text:p>
      <text:p text:style-name="P1"><text:tab/><text:tab/><text:tab/> <text:s/>result="securityerror" /&gt;</text:p>
      <text:p text:style-name="P1"><text:tab/><text:tab/><text:tab/> <text:s/>&lt;exception-mapping exception="java.lang.Exception" result="error" /&gt;</text:p>
      <text:p text:style-name="P1"><text:tab/><text:tab/><text:tab/>&lt;/global-exception-mappings&gt;</text:p>
      <text:list xml:id="list5546398999367474902" text:style-name="L32">
        <text:list-header>
          <text:p text:style-name="P30"/>
        </text:list-header>
        <text:list-item>
          <text:p text:style-name="P30">The global exception mapping node tells the Struts 2 framework what to do if an uncaught exception of the type specified (or a child of that type) is thrown by the the application. </text:p>
        </text:list-item>
        <text:list-item>
          <text:p text:style-name="P30">The global results mapping node relates the result value to a specific view page.</text:p>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Tahoma, Helvetica, FreeSans, sans-serif"/>
    <style:font-face style:name="Helvetica Neue" svg:font-family="'Helvetica Neue', Helvetica, Arial, sans-serif"/>
    <style:font-face style:name="Mangal1" svg:font-family="Mangal"/>
    <style:font-face style:name="Open Sans" svg:font-family="'Open Sans', sans-serif"/>
    <style:font-face style:name="OpenSymbol" svg:font-family="OpenSymbol"/>
    <style:font-face style:name="Oswald" svg:font-family="Oswald, sans-serif"/>
    <style:font-face style:name="Verdana" svg:font-family="Verdana"/>
    <style:font-face style:name="arial" svg:font-family="arial, sans-serif"/>
    <style:font-face style:name="georgia" svg:font-family="georgia"/>
    <style:font-face style:name="verdana" svg:font-family="verdana"/>
    <style:font-face style:name="verdana1" svg:font-family="verdana, helvetica, arial, 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date>2015-07-02T20:18:49.49</dc:date>
    <meta:editing-duration>PT9H41M42S</meta:editing-duration>
    <meta:editing-cycles>75</meta:editing-cycles>
    <meta:document-statistic meta:table-count="4" meta:image-count="0" meta:object-count="0" meta:page-count="6" meta:paragraph-count="198" meta:word-count="2338" meta:character-count="15285"/>
  </office:meta>
</office:document-meta>
</file>